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set.test_set_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Path_set.test_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Path_set.test_roo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Id( Integer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_set.test_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Path_set.test_object_not_exi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Path_set.test_set_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tit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